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2411" officeooo:paragraph-rsid="001f241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f2411" officeooo:paragraph-rsid="001f241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04cd3" officeooo:paragraph-rsid="00204cd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легаты и события.</text:p>
      <text:p text:style-name="P2"/>
      <text:p text:style-name="P3">Class Struct interface 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6:54:04.171748254</meta:creation-date>
    <dc:date>2025-10-30T16:57:04.188765331</dc:date>
    <meta:editing-duration>PT2M59S</meta:editing-duration>
    <meta:editing-cycles>3</meta:editing-cycles>
    <meta:generator>LibreOffice/25.8.1.1$Linux_X86_64 LibreOffice_project/580$Build-1</meta:generator>
    <meta:document-statistic meta:table-count="0" meta:image-count="0" meta:object-count="0" meta:page-count="1" meta:paragraph-count="2" meta:word-count="6" meta:character-count="42" meta:non-whitespace-character-count="37"/>
  </office:meta>
</office:document-meta>
</file>